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68.74mm" svg:y="10.03mm">
            <loext:p draw:notify-on-update-of-ranges="Tabelle1.A3:Tabelle1.A4 Tabelle1.C3:Tabelle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Javadoc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office:value-type="float" office:value="13836" calcext:value-type="float">
            <text:p>13836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string" calcext:value-type="string">
            <text:p>Produktionscode</text:p>
          </table:table-cell>
          <table:table-cell office:value-type="float" office:value="9389" calcext:value-type="float">
            <text:p>9389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table:formula="of:=[.B2]-[.B3]" office:value-type="float" office:value="4447" calcext:value-type="float">
            <text:p>4447</text:p>
          </table:table-cell>
          <table:table-cell table:formula="of:=[.C2]-[.C3]" office:value-type="float" office:value="7557" calcext:value-type="float">
            <text:p>7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.00.0000</text:date>, <text:time style:data-style-name="N2" text:time-value="13:21:50.2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Langrehr</meta:initial-creator>
    <meta:creation-date>2016-02-19T12:51:08.525000000</meta:creation-date>
    <dc:date>2016-02-19T13:25:30.540000000</dc:date>
    <dc:creator>Roman Langrehr</dc:creator>
    <meta:editing-duration>PT4M26S</meta:editing-duration>
    <meta:editing-cycles>3</meta:editing-cycles>
    <meta:generator>LibreOffice/5.0.4.2$Windows_x86 LibreOffice_project/2b9802c1994aa0b7dc6079e128979269cf95bc78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29cm" svg:y="0.316cm" chart:style-name="ch2">
          <text:p>Verhältnis Test / Produktionscode</text:p>
        </chart:title>
        <chart:legend svg:x="12.039cm" svg:y="4.164cm" style:legend-expansion="custom" chartooo:width="3.111cm" chartooo:height="1.096cm" style:legend-expansion-aspect-ratio="2.83850364963504" chart:style-name="ch3"/>
        <chart:plot-area chart:style-name="ch4" table:cell-range-address="Tabelle1.A3:Tabelle1.A4 Tabelle1.C3:Tabelle1.C4" chart:data-source-has-labels="column" svg:x="0.32cm" svg:y="1.275cm" svg:width="15.36cm" svg:height="7.545cm">
          <chartooo:coordinate-region svg:x="4.228cm" svg:y="1.276cm" svg:width="7.544cm" svg:height="7.544cm"/>
          <chart:axis chart:dimension="x" chart:name="primary-x" chart:style-name="ch5" chartooo:axis-type="auto">
            <chartooo:date-scale/>
            <chart:categories table:cell-range-address="Tabelle1.A3:Tabelle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C3:Tabelle1.C4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Produktionscode</text:p>
                <draw:g>
                  <svg:desc>Tabelle1.A3:Tabelle1.A4</svg:desc>
                </draw:g>
              </table:table-cell>
              <table:table-cell office:value-type="float" office:value="8768">
                <text:p>8768</text:p>
                <draw:g>
                  <svg:desc>Tabelle1.C3:Tabelle1.C4</svg:desc>
                </draw:g>
              </table:table-cell>
            </table:table-row>
            <table:table-row>
              <table:table-cell office:value-type="string">
                <text:p>Tests</text:p>
              </table:table-cell>
              <table:table-cell office:value-type="float" office:value="7557">
                <text:p>7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